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style:text-properties style:font-name="Arial" fo:font-size="12pt" fo:font-weight="bold" officeooo:rsid="000514b4" officeooo:paragraph-rsid="0006df01" style:font-size-asian="12pt" style:font-weight-asian="bold" style:font-size-complex="12pt" style:font-weight-complex="bold"/>
    </style:style>
    <style:style style:name="P2" style:family="paragraph" style:parent-style-name="Text_20_body">
      <style:paragraph-properties fo:line-height="150%"/>
      <style:text-properties style:font-name="Arial" fo:font-size="12pt" fo:font-weight="bold" officeooo:rsid="000514b4" officeooo:paragraph-rsid="000514b4" style:font-size-asian="12pt" style:font-weight-asian="bold" style:font-size-complex="12pt" style:font-weight-complex="bold"/>
    </style:style>
    <style:style style:name="P3" style:family="paragraph" style:parent-style-name="Text_20_body">
      <style:paragraph-properties fo:line-height="150%"/>
      <style:text-properties style:font-name="Arial" fo:font-size="12pt" fo:font-weight="bold" style:font-size-asian="12pt" style:font-weight-asian="bold" style:font-size-complex="12pt" style:font-weight-complex="bold"/>
    </style:style>
    <style:style style:name="P4" style:family="paragraph" style:parent-style-name="Text_20_body">
      <style:paragraph-properties fo:line-height="150%"/>
      <style:text-properties style:font-name="Arial" fo:font-size="12pt" fo:font-weight="bold" officeooo:rsid="0006df01" officeooo:paragraph-rsid="0006df01" style:font-size-asian="12pt" style:font-weight-asian="bold" style:font-size-complex="12pt" style:font-weight-complex="bold"/>
    </style:style>
    <style:style style:name="P5" style:family="paragraph" style:parent-style-name="Text_20_body">
      <style:paragraph-properties fo:line-height="150%"/>
      <style:text-properties officeooo:paragraph-rsid="000514b4"/>
    </style:style>
    <style:style style:name="P6" style:family="paragraph" style:parent-style-name="Standard">
      <style:paragraph-properties fo:line-height="150%"/>
      <style:text-properties style:font-name="Arial" fo:font-size="16pt" officeooo:rsid="000514b4" style:font-size-asian="16pt" style:font-size-complex="16pt"/>
    </style:style>
    <style:style style:name="P7" style:family="paragraph" style:parent-style-name="Standard">
      <style:paragraph-properties fo:line-height="150%" fo:text-align="center" style:justify-single-word="false"/>
      <style:text-properties style:font-name="Arial" fo:font-size="16pt" officeooo:rsid="0012abe7" officeooo:paragraph-rsid="0012abe7" style:font-size-asian="16pt" style:font-size-complex="16pt"/>
    </style:style>
    <style:style style:name="P8" style:family="paragraph" style:parent-style-name="Standard">
      <style:paragraph-properties fo:line-height="150%"/>
      <style:text-properties style:font-name="Arial" fo:font-size="12pt" officeooo:rsid="000514b4" style:font-size-asian="12pt" style:font-size-complex="12pt"/>
    </style:style>
    <style:style style:name="P9" style:family="paragraph" style:parent-style-name="Standard">
      <style:paragraph-properties fo:line-height="150%" fo:text-align="center" style:justify-single-word="false"/>
      <style:text-properties style:font-name="Arial" fo:font-size="12pt" officeooo:rsid="000514b4" officeooo:paragraph-rsid="000514b4" style:font-size-asian="12pt" style:font-size-complex="12pt"/>
    </style:style>
    <style:style style:name="P10" style:family="paragraph" style:parent-style-name="Standard">
      <style:paragraph-properties fo:line-height="150%" fo:text-align="center" style:justify-single-word="false"/>
      <style:text-properties style:font-name="Arial" fo:font-size="12pt" fo:font-weight="bold" officeooo:rsid="0006df01" officeooo:paragraph-rsid="0006df01"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Arial" fo:font-size="12pt" fo:font-weight="bold" officeooo:rsid="0006df01" officeooo:paragraph-rsid="0006df01"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style:font-name="Arial" fo:font-size="12pt" fo:font-weight="bold" officeooo:rsid="0006df01" officeooo:paragraph-rsid="0007d0c7"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Arial" fo:font-size="12pt" fo:font-weight="bold" officeooo:rsid="0006df01" officeooo:paragraph-rsid="0012abe7"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style:font-name="Arial" fo:font-size="12pt" fo:font-weight="bold" officeooo:rsid="000514b4" officeooo:paragraph-rsid="000514b4" style:font-size-asian="12pt" style:font-weight-asian="bold"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font-weight="bold" officeooo:rsid="0007d0c7" officeooo:paragraph-rsid="0007d0c7"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08072b" officeooo:paragraph-rsid="0008072b"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officeooo:rsid="0012abe7" officeooo:paragraph-rsid="0012abe7"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 fo:font-size="12pt" fo:font-weight="normal" officeooo:rsid="0007d0c7" officeooo:paragraph-rsid="0007d0c7"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fo:font-weight="normal" officeooo:rsid="001257f9" officeooo:paragraph-rsid="0006df01"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fo:font-style="normal" fo:font-weight="normal" officeooo:rsid="0008072b" officeooo:paragraph-rsid="0008072b"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justify" style:justify-single-word="false"/>
      <style:text-properties fo:color="#ff3333" style:font-name="Arial" fo:font-size="12pt" fo:font-weight="normal" officeooo:rsid="0015508d" officeooo:paragraph-rsid="0015508d" style:font-size-asian="12pt" style:font-weight-asian="normal" style:font-size-complex="12pt" style:font-weight-complex="normal"/>
    </style:style>
    <style:style style:name="P22" style:family="paragraph" style:parent-style-name="Standard" style:list-style-name="L1">
      <style:paragraph-properties fo:line-height="150%" fo:text-align="justify" style:justify-single-word="false"/>
      <style:text-properties officeooo:paragraph-rsid="0012abe7"/>
    </style:style>
    <style:style style:name="P23" style:family="paragraph" style:parent-style-name="Standard" style:list-style-name="L2">
      <style:paragraph-properties fo:line-height="150%" fo:text-align="justify" style:justify-single-word="false"/>
      <style:text-properties officeooo:paragraph-rsid="0012abe7"/>
    </style:style>
    <style:style style:name="P24" style:family="paragraph" style:parent-style-name="Standard" style:list-style-name="L3">
      <style:paragraph-properties fo:line-height="150%" fo:text-align="justify" style:justify-single-word="false"/>
      <style:text-properties officeooo:paragraph-rsid="00149f3e"/>
    </style:style>
    <style:style style:name="P25" style:family="paragraph" style:parent-style-name="Standard" style:list-style-name="L4">
      <style:paragraph-properties fo:line-height="150%" fo:text-align="justify" style:justify-single-word="false"/>
      <style:text-properties officeooo:paragraph-rsid="00149f3e"/>
    </style:style>
    <style:style style:name="P26" style:family="paragraph" style:parent-style-name="Standard">
      <style:paragraph-properties fo:line-height="150%" fo:text-align="justify" style:justify-single-word="false"/>
      <style:text-properties style:font-name="Arial" fo:font-size="12pt" fo:font-style="italic" fo:font-weight="bold" officeooo:rsid="00149f3e" officeooo:paragraph-rsid="001932dd" style:font-size-asian="12pt" style:font-style-asian="italic" style:font-weight-asian="bold" style:font-size-complex="12pt" style:font-style-complex="italic" style:font-weight-complex="bold"/>
    </style:style>
    <style:style style:name="P27" style:family="paragraph" style:parent-style-name="Standard">
      <style:paragraph-properties fo:line-height="150%" fo:text-align="justify" style:justify-single-word="false"/>
      <style:text-properties style:font-name="Arial" fo:font-size="12pt" fo:font-weight="bold" officeooo:rsid="0008072b" officeooo:paragraph-rsid="0008072b"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Arial" fo:font-size="12pt" fo:font-weight="bold" officeooo:rsid="0008072b" officeooo:paragraph-rsid="001932dd"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Arial" fo:font-size="12pt" fo:font-weight="bold" officeooo:rsid="001932dd" officeooo:paragraph-rsid="001932dd"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style:font-name="Arial" fo:font-size="12pt" fo:font-style="normal" fo:font-weight="normal" officeooo:rsid="00149f3e" officeooo:paragraph-rsid="001932dd"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Arial" fo:font-size="12pt" fo:font-style="normal" fo:font-weight="normal" officeooo:rsid="00149f3e" officeooo:paragraph-rsid="001932dd"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justify" style:justify-single-word="false"/>
      <style:text-properties style:font-name="Arial" fo:font-size="12pt" fo:font-style="normal" fo:font-weight="normal" officeooo:rsid="001932dd" officeooo:paragraph-rsid="001932dd" style:font-size-asian="12pt" style:font-style-asian="normal" style:font-weight-asian="normal" style:font-size-complex="12pt" style:font-style-complex="normal" style:font-weight-complex="normal"/>
    </style:style>
    <style:style style:name="T1" style:family="text">
      <style:text-properties officeooo:rsid="000514b4"/>
    </style:style>
    <style:style style:name="T2" style:family="text">
      <style:text-properties officeooo:rsid="0006df01"/>
    </style:style>
    <style:style style:name="T3" style:family="text">
      <style:text-properties fo:font-weight="normal" style:font-weight-asian="normal" style:font-weight-complex="normal"/>
    </style:style>
    <style:style style:name="T4" style:family="text">
      <style:text-properties fo:font-weight="normal" officeooo:rsid="0012abe7" style:font-weight-asian="normal" style:font-weight-complex="normal"/>
    </style:style>
    <style:style style:name="T5" style:family="text">
      <style:text-properties style:font-name="Arial" fo:font-size="12pt" fo:font-weight="bold" officeooo:rsid="000514b4" style:font-size-asian="12pt" style:font-weight-asian="bold" style:font-size-complex="12pt" style:font-weight-complex="bold"/>
    </style:style>
    <style:style style:name="T6" style:family="text">
      <style:text-properties style:font-name="Arial" fo:font-size="12pt" fo:font-weight="bold" officeooo:rsid="00117f3e" style:font-size-asian="12pt" style:font-weight-asian="bold" style:font-size-complex="12pt" style:font-weight-complex="bold"/>
    </style:style>
    <style:style style:name="T7" style:family="text">
      <style:text-properties style:font-name="Arial" fo:font-size="12pt" fo:font-weight="bold" officeooo:rsid="00149f3e" style:font-size-asian="12pt" style:font-weight-asian="bold" style:font-size-complex="12pt" style:font-weight-complex="bold"/>
    </style:style>
    <style:style style:name="T8" style:family="text">
      <style:text-properties style:font-name="Arial" fo:font-size="12pt" fo:font-weight="bold" officeooo:rsid="0012abe7" style:font-size-asian="12pt" style:font-weight-asian="bold" style:font-size-complex="12pt" style:font-weight-complex="bold"/>
    </style:style>
    <style:style style:name="T9" style:family="text">
      <style:text-properties style:font-name="Arial" fo:font-size="12pt" fo:font-weight="normal" officeooo:rsid="00149f3e" style:font-size-asian="12pt" style:font-weight-asian="normal" style:font-size-complex="12pt" style:font-weight-complex="normal"/>
    </style:style>
    <style:style style:name="T10" style:family="text">
      <style:text-properties style:font-name="Arial" fo:font-size="12pt" fo:font-weight="normal" officeooo:rsid="0012abe7" style:font-size-asian="12pt" style:font-weight-asian="normal" style:font-size-complex="12pt" style:font-weight-complex="normal"/>
    </style:style>
    <style:style style:name="T11" style:family="text">
      <style:text-properties style:font-name="Arial" fo:font-size="12pt" fo:font-weight="normal" officeooo:rsid="0015508d" style:font-size-asian="12pt" style:font-weight-asian="normal" style:font-size-complex="12pt" style:font-weight-complex="normal"/>
    </style:style>
    <style:style style:name="T12" style:family="text">
      <style:text-properties style:font-name="Arial" fo:font-size="12pt" fo:font-style="italic" fo:font-weight="normal" officeooo:rsid="00149f3e" style:font-size-asian="12pt" style:font-style-asian="italic" style:font-weight-asian="normal" style:font-size-complex="12pt" style:font-style-complex="italic" style:font-weight-complex="normal"/>
    </style:style>
    <style:style style:name="T13" style:family="text">
      <style:text-properties style:font-name="Arial" fo:font-size="12pt" fo:font-style="italic" fo:font-weight="normal" officeooo:rsid="0012abe7" style:font-size-asian="12pt" style:font-style-asian="italic" style:font-weight-asian="normal" style:font-size-complex="12pt" style:font-style-complex="italic" style:font-weight-complex="normal"/>
    </style:style>
    <style:style style:name="T14" style:family="text">
      <style:text-properties style:font-name="Arial" fo:font-size="12pt" fo:font-style="italic" style:text-underline-style="none" fo:font-weight="normal" officeooo:rsid="00149f3e" style:font-size-asian="12pt" style:font-style-asian="italic" style:font-weight-asian="normal" style:font-size-complex="12pt" style:font-style-complex="italic" style:font-weight-complex="normal"/>
    </style:style>
    <style:style style:name="T15" style:family="text">
      <style:text-properties style:font-name="Arial" fo:font-size="12pt" fo:font-style="normal" fo:font-weight="normal" officeooo:rsid="00149f3e" style:font-size-asian="12pt" style:font-style-asian="normal" style:font-weight-asian="normal" style:font-size-complex="12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49f3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49f3e" style:font-style-asian="normal" style:font-weight-asian="normal" style:font-style-complex="normal" style:font-weight-complex="normal"/>
    </style:style>
    <style:style style:name="T22" style:family="text">
      <style:text-properties officeooo:rsid="0012abe7"/>
    </style:style>
    <style:style style:name="T23" style:family="text">
      <style:text-properties fo:color="#ff3333" style:font-name="Arial" fo:font-size="12pt" fo:font-weight="normal" officeooo:rsid="00149f3e" style:font-size-asian="12pt" style:font-weight-asian="normal" style:font-size-complex="12pt" style:font-weight-complex="normal"/>
    </style:style>
    <style:style style:name="T24" style:family="text">
      <style:text-properties style:use-window-font-color="true" style:font-name="Arial" fo:font-size="12pt" fo:font-weight="normal" officeooo:rsid="00149f3e" style:font-size-asian="12pt" style:font-weight-asian="normal" style:font-size-complex="12pt" style:font-weight-complex="normal"/>
    </style:style>
    <style:style style:name="T25" style:family="text">
      <style:text-properties officeooo:rsid="001932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O RIO DE JANEIRO </text:p>
      <text:p text:style-name="P4">INSTITUTO DE MATEMÁTICA</text:p>
      <text:p text:style-name="P1">DEPARTAMENTO DE <text:span text:style-name="T2">CIÊNCIA DA COMPUTAÇÃO</text:span></text:p>
      <text:p text:style-name="P1">DISCIPLINA: MB117 – COMPUTAÇÃO CONCORRENTE</text:p>
      <text:p text:style-name="P3">PROFESSORA: <text:span text:style-name="T1">SILVANA ROSSETO</text:span></text:p>
      <text:p text:style-name="P2">ALUNOS: ESTEVAN GLADSTONE DO NASCIMENTO MELO</text:p>
      <text:p text:style-name="P5"><text:span text:style-name="T5"><text:tab/> <text:s text:c="6"/></text:span><text:span text:style-name="T6">ROMEU INOJOSA LUSTOSA PIRES</text:span></text:p>
      <text:p text:style-name="P8"/>
      <text:p text:style-name="P8"/>
      <text:p text:style-name="P8"/>
      <text:p text:style-name="P8"/>
      <text:p text:style-name="P6"/>
      <text:p text:style-name="P7">SISTEMA DE CONTROLE DE ELEVADORES - SC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ext:p text:style-name="P15">RIO DE JANEIRO</text:p>
      <text:p text:style-name="P10">2016</text:p>
      <text:p text:style-name="P11"><text:soft-page-break/>INTRODUÇÃO</text:p>
      <text:p text:style-name="P11"/>
      <text:p text:style-name="P13"><text:tab/><text:span text:style-name="T4">O problema apresentado foi implementar uma aplicação que simulasse um Sistema Controlador de Elevadores, controlando o funcionamento de N elevadores em um prédio com M andares, para N e M fornecidos. O sistema cuidaria do gerenciamento das requisições feitas pelos usuários.</text:span></text:p>
      <text:p text:style-name="P18"><text:tab/>Para tal, duas soluções deveriam ser implementadas <text:span text:style-name="T22">de maneira concorrente, para que todos os elevadores pudessem estar ativos simultaneamente. O número de requisições feitas pelos usuários dos elevadores seria limitado, logo, a aplicação teria seu fim assim que não houvessem mais requisições.</text:span></text:p>
      <text:p text:style-name="P12"/>
      <text:p text:style-name="P11">DESENVOLVIMENTO</text:p>
      <text:p text:style-name="P11"/>
      <text:p text:style-name="P11"><text:tab/><text:span text:style-name="T4">A linguagem escolhida para a implementação da aplicação foi Java. Utilizando a Orientação a Objetos, dividimos a aplicação nas seguintes classes a seguir descritas:</text:span></text:p>
      <text:p text:style-name="P17"/>
      <text:list xml:id="list6483717980053552480" text:style-name="L1">
        <text:list-item>
          <text:p text:style-name="P22"><text:span text:style-name="T8">Monitor: </text:span><text:span text:style-name="T10">Responsável pelo controle geral da aplicação. Instancia os elevadores e também um objeto da própria classe, que será passado para os elevadores(</text:span><text:span text:style-name="T13">Threads</text:span><text:span text:style-name="T10">) e controlará todo o acesso aos recursos e funcionamento do sistema. Funciona de maneira similar a um </text:span><text:span text:style-name="T13">monitor</text:span><text:span text:style-name="T10">.</text:span></text:p>
        </text:list-item>
      </text:list>
      <text:list xml:id="list3948437463472332164" text:style-name="L2">
        <text:list-item>
          <text:p text:style-name="P23"><text:span text:style-name="T8">Elevador: </text:span><text:span text:style-name="T10">Classe que representa os elevadores, extendendo a classe Thread, para funcionar como uma, implementando a concorrência. Cada elevador é responsável por atender as requisições dos usuários nos andares do prédio. Para prorucrar requisições pendentes, o elevador pede ao monitor o maior número de requisições do andar mais próximo a ele, respeitando a capacidade do elevador e reserva o andar para então deslocar-se até lá e atender as requisições. Ao chegar ao andar e retirar as requisições, </text:span><text:span text:style-name="T23">(ORDENA?????!!!!!EXPLICA Aí ROMEU),</text:span><text:span text:style-name="T24"> inicia o deslocamento para entregar cada usuário em seu andar de destino. Ao terminar uma leva de requisições, pede ao monitor novas. Caso não haja mais requisições no prédio, finaliza seu trabalho no andar que parou. Caso contrário, repete o deslocamento para buscar novas requisições.</text:span></text:p>
        </text:list-item>
      </text:list>
      <text:list xml:id="list1613834631975129512" text:style-name="L3">
        <text:list-item>
          <text:p text:style-name="P24"><text:span text:style-name="T7">Andar: </text:span><text:span text:style-name="T9">Classe que representa um andar no prédio do problema. Cada andar tem seu número e uma lista de requisições. Para acesso à esses atributos possui os métodos de adicionarRequisição(), usado pelo monitor para adicionar novas requisições a aquele andar, e retirarRequisições(), que retira do andar certa </text:span><text:soft-page-break/><text:span text:style-name="T9">quantidade de requisições pedidas. Alguns outros métodos para acesso ao seu número de andar e quantidade de requisições pendente</text:span><text:span text:style-name="T11">s</text:span><text:span text:style-name="T9"> também foram implementados.</text:span></text:p>
        </text:list-item>
      </text:list>
      <text:list xml:id="list843588339668390366" text:style-name="L4">
        <text:list-item>
          <text:p text:style-name="P25"><text:span text:style-name="T7">Requisicao: </text:span><text:span text:style-name="T9">Classe que representa uma requisição feita por um usuário. Cada requisição é criada pelo sistema e possui um </text:span><text:span text:style-name="T12">id</text:span><text:span text:style-name="T9">, incrementado automaticamente a cada “instanciamento”, um </text:span><text:span text:style-name="T12">destino</text:span><text:span text:style-name="T15">, fornecido para a aplicação e acessado pelo elevador, e uma </text:span><text:span text:style-name="T14">origem</text:span><text:span text:style-name="T15">, andar de origem da requisição.</text:span></text:p>
        </text:list-item>
      </text:list>
      <text:p text:style-name="P20"/>
      <text:p text:style-name="P16"><text:span text:style-name="T18">Entrada: </text:span><text:span text:style-name="T21">Os dados</text:span><text:span text:style-name="T19"> </text:span><text:span text:style-name="T20">fornecidos </text:span><text:span text:style-name="T21">para o programa são contidos em um arquivo, de acordo com o formato de entrada exemplificado na descrição do trabalho, com o nome do arquivo sendo passado como argumento para o programa no momento da execução. </text:span></text:p>
      <text:p text:style-name="P16"><text:span text:style-name="T21"/></text:p>
      <text:p text:style-name="P16"><text:span text:style-name="T18">Saída: </text:span><text:span text:style-name="T20">a saída do programa </text:span><text:span text:style-name="T21">são arquivos distintos com os logs de execução de cada thread, tanto os elevadores quanto a atividade do monitor(que executa a main). Cada passo feito pelos elevadores é impresso em seu arquivo de log individual. A main imprime as ações quando instancia os elevadores, processa as entradas, etc.</text:span></text:p>
      <text:p text:style-name="P16"/>
      <text:p text:style-name="P29">Compilação e Execução: <text:span text:style-name="T21">Exemplificando temos:</text:span></text:p>
      <text:p text:style-name="P32">Para compilarmos o programa, foi criado um arquivo executável <text:span text:style-name="T16">compila</text:span>, o qual é responsável por compilar todos os arquivos da aplicação. Funciona da seguinte forma:</text:p>
      <text:p text:style-name="P32"/>
      <text:p text:style-name="P32"><text:tab/>Na linha de comando, digitamos:</text:p>
      <text:p text:style-name="P32"><text:tab/>&gt; ./compila</text:p>
      <text:p text:style-name="P32"/>
      <text:p text:style-name="P32">Para arquivo de entrada temos exemplificamos abaixo:</text:p>
      <text:p text:style-name="P26"/>
      <text:p text:style-name="P26"><text:span text:style-name="T3">Arquivo “entrada.in”:</text:span></text:p>
      <text:p text:style-name="P30">5 2 6</text:p>
      <text:p text:style-name="P30">0 4</text:p>
      <text:p text:style-name="P30">6 1 4 2 3 3 4</text:p>
      <text:p text:style-name="P30">4 0 3 0 4</text:p>
      <text:p text:style-name="P30">8 1 4 4 3 4 4 3 4</text:p>
      <text:p text:style-name="P30">5 0 4 0 0 0</text:p>
      <text:p text:style-name="P30">3 0 1 1</text:p>
      <text:p text:style-name="P30"/>
      <text:p text:style-name="P31"><text:soft-page-break/><text:span text:style-name="T25"><text:tab/>Na linha de comando digitamos</text:span>:</text:p>
      <text:p text:style-name="P31"><text:tab/>&gt; <text:span text:style-name="T16">java Monitor </text:span><text:span text:style-name="T17">entrada.i</text:span><text:span text:style-name="T16">n</text:span></text:p>
      <text:p text:style-name="P28"/>
      <text:p text:style-name="P11">TESTES</text:p>
      <text:p text:style-name="P19"><text:tab/></text:p>
      <text:p text:style-name="P21">ROMEE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00:13:20.895229000</meta:creation-date>
    <dc:date>2016-02-14T23:30:55.874660000</dc:date>
    <meta:editing-duration>PT1H37M44S</meta:editing-duration>
    <meta:editing-cycles>13</meta:editing-cycles>
    <meta:generator>LibreOffice/4.3.4.1$MacOSX_x86 LibreOffice_project/bc356b2f991740509f321d70e4512a6a54c5f243</meta:generator>
    <meta:document-statistic meta:table-count="0" meta:image-count="0" meta:object-count="0" meta:page-count="4" meta:paragraph-count="39" meta:word-count="619" meta:character-count="3935" meta:non-whitespace-character-count="3339"/>
  </office:meta>
</office:document-meta>
</file>